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UARES VARGAS VALADAO</text:p>
          </table:table-cell>
          <table:table-cell office:value-type="string" table:style-name="ce5">
            <text:p>MELHORADA</text:p>
          </table:table-cell>
          <table:table-cell office:value-type="float" office:value="53991986916" table:style-name="ce5">
            <text:p>53991986916</text:p>
          </table:table-cell>
          <table:table-cell office:value-type="date" office:date-value="2025-07-24T00:00:00" table:style-name="ce6">
            <text:p>24/07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ALMIRANTE GUILLOBEL <text:s/>Nº173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VITOR HUGO MATIAS DA SILVA</text:p>
          </table:table-cell>
          <table:table-cell office:value-type="string" table:style-name="ce5">
            <text:p>MELHORADA</text:p>
          </table:table-cell>
          <table:table-cell office:value-type="float" office:value="53984240520" table:style-name="ce5">
            <text:p>53984240520</text:p>
          </table:table-cell>
          <table:table-cell office:value-type="date" office:date-value="2025-07-24T00:00:00" table:style-name="ce6">
            <text:p>24/07/25</text:p>
          </table:table-cell>
          <table:table-cell office:value-type="string" table:style-name="ce5">
            <text:p>F711</text:p>
          </table:table-cell>
          <table:table-cell office:value-type="string" table:style-name="ce4">
            <text:p>RUA 22 <text:s text:c="2"/>Nº465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FRANCELE BOBADILHA DUARTE</text:p>
          </table:table-cell>
          <table:table-cell office:value-type="string" table:style-name="ce5">
            <text:p>MELHORADA</text:p>
          </table:table-cell>
          <table:table-cell office:value-type="float" office:value="53991252403" table:style-name="ce5">
            <text:p>53991252403</text:p>
          </table:table-cell>
          <table:table-cell office:value-type="date" office:date-value="2025-07-25T00:00:00" table:style-name="ce6">
            <text:p>25/07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OITO <text:s/>Nº526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TICIA VITORIA COSTA PAES</text:p>
          </table:table-cell>
          <table:table-cell office:value-type="string" table:style-name="ce5">
            <text:p>MELHORADA</text:p>
          </table:table-cell>
          <table:table-cell office:value-type="float" office:value="53991189189" table:style-name="ce5">
            <text:p>53991189189</text:p>
          </table:table-cell>
          <table:table-cell office:value-type="date" office:date-value="2025-07-25T00:00:00" table:style-name="ce6">
            <text:p>25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<text:s/>PROF. <text:s/>ELIZABETH POETSCH DA SILVA <text:s/>Nº856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NICOLAS SOARES DE OLIVEIRA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7-25T00:00:00" table:style-name="ce6">
            <text:p>25/07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SÃO FRANCISCO <text:s/>Nº121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ANDRO AZAMBUJA PACHECO</text:p>
          </table:table-cell>
          <table:table-cell office:value-type="string" table:style-name="ce5">
            <text:p>MELHORADA</text:p>
          </table:table-cell>
          <table:table-cell office:value-type="float" office:value="53991102134" table:style-name="ce5">
            <text:p>53991102134</text:p>
          </table:table-cell>
          <table:table-cell office:value-type="date" office:date-value="2025-07-25T00:00:00" table:style-name="ce6">
            <text:p>25/07/25</text:p>
          </table:table-cell>
          <table:table-cell office:value-type="string" table:style-name="ce5">
            <text:p>F720</text:p>
          </table:table-cell>
          <table:table-cell office:value-type="string" table:style-name="ce4">
            <text:p>RUA QUATORZE <text:s/>Nº327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IA LEDIANE AIRES DA FONSECA</text:p>
          </table:table-cell>
          <table:table-cell office:value-type="string" table:style-name="ce5">
            <text:p>MELHORADA</text:p>
          </table:table-cell>
          <table:table-cell office:value-type="float" office:value="53981612721" table:style-name="ce5">
            <text:p>53981612721</text:p>
          </table:table-cell>
          <table:table-cell office:value-type="date" office:date-value="2025-07-25T00:00:00" table:style-name="ce6">
            <text:p>25/07/25</text:p>
          </table:table-cell>
          <table:table-cell office:value-type="string" table:style-name="ce5">
            <text:p>F316</text:p>
          </table:table-cell>
          <table:table-cell office:value-type="string" table:style-name="ce4">
            <text:p>PROF. PAULO ZANOTTA DA CRUZ <text:s/>Nº1333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ABIO LUIS DUARTE VENSKE</text:p>
          </table:table-cell>
          <table:table-cell office:value-type="string" table:style-name="ce5">
            <text:p>MELHORADA</text:p>
          </table:table-cell>
          <table:table-cell office:value-type="float" office:value="53984162196" table:style-name="ce5">
            <text:p>53984162196</text:p>
          </table:table-cell>
          <table:table-cell office:value-type="date" office:date-value="2025-07-26T00:00:00" table:style-name="ce6">
            <text:p>26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NEREU RAMOS <text:s/>Nº1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DANIEL LUIS COUTO DOS SANTOS</text:p>
          </table:table-cell>
          <table:table-cell office:value-type="string" table:style-name="ce5">
            <text:p>MELHORADA</text:p>
          </table:table-cell>
          <table:table-cell office:value-type="float" office:value="53984543488" table:style-name="ce5">
            <text:p>53984543488</text:p>
          </table:table-cell>
          <table:table-cell office:value-type="date" office:date-value="2025-07-25T00:00:00" table:style-name="ce6">
            <text:p>25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JORNALISTA HITTA PORRES Nº478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KAROLAINE PRESTES ELIZABETH</text:p>
          </table:table-cell>
          <table:table-cell office:value-type="string" table:style-name="ce5">
            <text:p>MELHORADA</text:p>
          </table:table-cell>
          <table:table-cell office:value-type="float" office:value="53981003881" table:style-name="ce5">
            <text:p>53981003881</text:p>
          </table:table-cell>
          <table:table-cell office:value-type="date" office:date-value="2025-07-26T00:00:00" table:style-name="ce6">
            <text:p>26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 <text:s/>CIDADE DE RIO GRANDE <text:s/>Nº199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THEUS SILVA CARDOSO</text:p>
          </table:table-cell>
          <table:table-cell office:value-type="string" table:style-name="ce5">
            <text:p>MELHORADA</text:p>
          </table:table-cell>
          <table:table-cell office:value-type="float" office:value="71991738444" table:style-name="ce5">
            <text:p>71991738444</text:p>
          </table:table-cell>
          <table:table-cell office:value-type="date" office:date-value="2025-07-23T00:00:00" table:style-name="ce6">
            <text:p>23/07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APARICIO SOARES DA CUNHA <text:s/>Nº12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ICHEL LIMA CONTREIRA<text:s/></text:p>
          </table:table-cell>
          <table:table-cell office:value-type="string" table:style-name="ce5">
            <text:p>MELHORADA</text:p>
          </table:table-cell>
          <table:table-cell office:value-type="float" office:value="53981119298" table:style-name="ce5">
            <text:p>53981119298</text:p>
          </table:table-cell>
          <table:table-cell office:value-type="date" office:date-value="2025-07-29T00:00:00" table:style-name="ce6">
            <text:p>29/07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JORNALISTA SALVADOR HITTA PORRES <text:s/>Nº1033</text:p>
          </table:table-cell>
          <table:table-cell table:style-name="ce4"/>
          <table:table-cell table:number-columns-repeated="16376"/>
        </table:table-row>
        <table:table-row table:number-rows-repeated="3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925</meta:generator>
    <meta:initial-creator>Usuário do Windows</meta:initial-creator>
    <dc:creator>Recepção Coordenação</dc:creator>
    <meta:creation-date>2016-07-13T11:42:24Z</meta:creation-date>
    <dc:date>2025-07-30T12:09:51Z</dc:date>
    <meta:print-date>2024-06-07T20:11:09Z</meta:print-date>
    <meta:editing-cycles>4109</meta:editing-cycles>
    <meta:editing-duration>PT4597053S</meta:editing-duration>
  </office:meta>
</office:document-meta>
</file>